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DejaVu Sans" fo:font-size="10.5pt" style:font-size-asian="10.5pt" style:font-size-complex="10.5pt"/>
    </style:style>
    <style:style style:name="P2" style:family="paragraph" style:parent-style-name="Heading_20_2">
      <style:text-properties style:font-name="DejaVu Sans" fo:font-style="normal" style:font-style-asian="normal" style:font-style-complex="normal"/>
    </style:style>
    <style:style style:name="P3" style:family="paragraph" style:parent-style-name="Heading_20_2">
      <style:text-properties style:font-name="DejaVu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Heading_20_2">
      <style:paragraph-properties fo:margin-left="1.251cm" fo:margin-right="0cm" fo:text-align="start" style:justify-single-word="false" fo:text-indent="-1.016cm" style:auto-text-indent="false"/>
      <style:text-properties style:font-name="DejaVu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paragraph-properties fo:margin-left="2.501cm" fo:margin-right="0cm" fo:text-indent="0cm" style:auto-text-indent="false"/>
      <style:text-properties style:font-name="DejaVu Sans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DejaVu Sans" fo:font-size="10.5pt" style:font-size-asian="10.5pt" style:font-size-complex="10.5pt"/>
    </style:style>
    <style:style style:name="P8" style:family="paragraph" style:parent-style-name="Text_20_body">
      <style:paragraph-properties fo:margin-left="1.251cm" fo:margin-right="0cm" fo:text-align="start" style:justify-single-word="false" fo:text-indent="-1.016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DejaVu Sans" fo:font-size="10.5pt" style:font-size-asian="10.5pt" style:font-size-complex="10.5pt"/>
    </style:style>
    <style:style style:name="P1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DejaVu Sans" fo:font-size="10.5pt" style:font-size-asian="10.5pt" style:font-size-complex="10.5pt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DejaVu Sans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DejaVu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DejaVu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font-name="DejaVu Sans" fo:font-size="10.5pt" style:font-size-asian="9.14999961853027pt" style:font-size-complex="10.5pt"/>
    </style:style>
    <style:style style:name="P1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 style:list-style-name="L1">
      <style:paragraph-properties fo:margin-left="1.251cm" fo:margin-right="0cm" fo:text-indent="-0.635cm" style:auto-text-indent="false"/>
      <style:text-properties style:font-name="DejaVu Sans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style:font-name="DejaVu San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ize-asian="9.14999961853027pt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ize-asian="10.5pt" style:font-style-asian="normal" style:font-style-complex="normal"/>
    </style:style>
    <style:style style:name="T6" style:family="text">
      <style:text-properties style:font-name="DejaVu Sans Mono" fo:font-style="normal" style:font-style-asian="normal" style:font-style-complex="normal"/>
    </style:style>
    <style:style style:name="T7" style:family="text"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DejaVu Sa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DejaVu Sans Mono" fo:font-style="normal" style:font-style-asian="normal" style:font-style-complex="normal"/>
    </style:style>
    <style:style style:name="T12" style:family="text">
      <style:text-properties style:font-name="DejaVu Sans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AIM III – Large Scale Data Analysis and Data Mining</text:h>
      <text:p text:style-name="P8"><text:span text:style-name="T1">Assignment 1</text:span></text:p>
      <text:p text:style-name="P5"/>
      <text:p text:style-name="P1"><text:span text:style-name="T2">The classes for this </text:span><text:bookmark-start text:name="__DdeLink__493_1715914955"/><text:span text:style-name="T2">assignment</text:span><text:bookmark-end text:name="__DdeLink__493_1715914955"/><text:span text:style-name="T2"> can be found in </text:span><text:bookmark-start text:name="__DdeLink__677_1715914955"/><text:span text:style-name="T7">de.tuberlin.dima.aim.exercises.one</text:span><text:bookmark-end text:name="__DdeLink__677_1715914955"/><text:span text:style-name="T7">. </text:span></text:p>
      <text:p text:style-name="P1"><text:bookmark-start text:name="__DdeLink__681_1715914955"/><text:span text:style-name="T2">In order to run the unit tests to check your solution</text:span><text:bookmark-end text:name="__DdeLink__681_1715914955"/><text:span text:style-name="T2">, right-click on </text:span><text:bookmark-start text:name="__DdeLink__679_1715914955"/><text:span text:style-name="T2">the</text:span><text:bookmark-end text:name="__DdeLink__679_1715914955"/><text:span text:style-name="T2"> classes in </text:span><text:bookmark-start text:name="__DdeLink__683_1715914955"/><text:span text:style-name="T7">core/src/test/java/de/tuberlin/dima/aim/exercises</text:span><text:bookmark-end text:name="__DdeLink__683_1715914955"/><text:span text:style-name="T7">/on</text:span><text:span text:style-name="T7">e </text:span><text:span text:style-name="T1">and choose</text:span><text:span text:style-name="T7"> Run As Junit Test <text:s/></text:span></text:p>
      <text:p text:style-name="P1"><text:span text:style-name="T2">Run </text:span><text:span text:style-name="T7">core/src/test/java/de/tuberlin/dima/aim/exercises/ExerciseOne </text:span><text:span text:style-name="T1">to run all tests for this assignment at once.</text:span></text:p>
      <text:p text:style-name="P9"><text:span text:style-name="T1"/></text:p>
      <text:list xml:id="list1597801518" text:style-name="L1">
        <text:list-header>
          <text:p text:style-name="P19">1. WordCount - „Hello World“ of MapReduce</text:p>
        </text:list-header>
      </text:list>
      <text:p text:style-name="P9"><text:span text:style-name="T2">We'll start with the classic MapReduce example of counting words. Your task is to complete the code in </text:span><text:span text:style-name="T7">de.tuberlin.dima.aim.exercises.one.FilteringWordCount</text:span><text:span text:style-name="T2">. </text:span></text:p>
      <text:p text:style-name="P11">The output of this job should be a textfile holding the following data per line:</text:p>
      <text:p text:style-name="P17">word&lt;tab&gt;count</text:p>
      <text:p text:style-name="P15"><text:span text:style-name="T2">An additional requirement here is that stop words like</text:span><text:span text:style-name="T5"> „to“, „and“, „in“ or „the“ should be removed from the input data and all words should be lowercased.</text:span></text:p>
      <text:p text:style-name="P11"/>
      <text:p text:style-name="P12">2. A custom Writable</text:p>
      <text:p text:style-name="P10"><text:span text:style-name="T2">You will work on your first custom Writable object in this task. Have a look at </text:span><text:span text:style-name="T7">de.tuberlin.dima.aim.exercises.one.PrimeNumbersWritable</text:span><text:span text:style-name="T3">. </text:span></text:p>
      <text:p text:style-name="P10"><text:span text:style-name="T3">This class models a collection of prime numbers. Writable classes need to be able to serialize to and deserialize from a binary representation. Enable that for our custom Writable by implementing </text:span><text:span text:style-name="T7">write(DataOutput out)</text:span><text:span text:style-name="T3"> and </text:span><text:span text:style-name="T7">readFields(DataInput in)</text:span><text:span text:style-name="T3">.</text:span></text:p>
      <text:p text:style-name="P6"/>
      <text:p text:style-name="P12">3. Average temperature per month</text:p>
      <text:p text:style-name="P16"><text:span text:style-name="T2">Have a look at the file </text:span><text:span text:style-name="T7">src/test/resources/one/temperatures.tsv</text:span><text:span text:style-name="T2">. </text:span></text:p>
      <text:p text:style-name="P14">It contains the output of a fictional temperature sensor, where each line denotes the year, the month and the temperature of a single recording. Additionally a quality parameter is included which expresses how „sure“ the sensor was of a single measurement:</text:p>
      <text:p text:style-name="P18"><text:bookmark-start text:name="__DdeLink__491_1715914955"/>year&lt;tab&gt;month&lt;tab&gt;temperature&lt;tab&gt;quality<text:bookmark-end text:name="__DdeLink__491_1715914955"/></text:p>
      <text:p text:style-name="P13">Your task is to implement a MapReduce program that computes the average temperature per month of year. It should ignore all records that are below a given minimum quality. The output of your program will be a textfile holding the following data per line:</text:p>
      <text:p text:style-name="P18">year&lt;tab&gt;month&lt;tab&gt;average temperature</text:p>
      <text:p text:style-name="P9"><text:span text:style-name="T4">Use </text:span><text:span text:style-name="T8">de.tuberlin.dima.aim.exercises.one.AverageTemperaturePerMonth</text:span><text:span text:style-name="T4"> as a starting point.</text:span></text:p>
      <text:h text:style-name="P3" text:outline-level="2">Send your solution as a patch file to <text:a xlink:type="simple" xlink:href="mailto:ssc@apache.org">ssc@apache.org</text:a> with <text:a xlink:type="simple" xlink:href="mailto:isabel@apache.org">isabel@apache.org</text:a> in CC.</text:h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sc </meta:initial-creator>
    <meta:creation-date>2011-04-14T08:16:31</meta:creation-date>
    <dc:date>2011-04-18T09:21:49</dc:date>
    <dc:creator>ssc </dc:creator>
    <meta:editing-duration>PT00H56M36S</meta:editing-duration>
    <meta:editing-cycles>16</meta:editing-cycles>
    <meta:generator>OpenOffice.org/3.2$Unix OpenOffice.org_project/320m12$Build-9483</meta:generator>
    <meta:document-statistic meta:table-count="0" meta:image-count="0" meta:object-count="0" meta:page-count="1" meta:paragraph-count="21" meta:word-count="307" meta:character-count="2134"/>
  </office:meta>
</office:document-meta>
</file>